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8935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.45726"/>
          <table:table-cell office:value-type="float" office:value="0.758"/>
          <table:table-cell office:value-type="float" office:value="0.72"/>
          <table:table-cell office:value-type="float" office:value="45447.0"/>
          <table:table-cell office:value-type="float" office:value="0.0"/>
          <table:table-cell office:value-type="float" office:value="93.0"/>
          <table:table-cell office:value-type="float" office:value="6283.0"/>
          <table:table-cell office:value-type="float" office:value="51926.0"/>
          <table:table-cell office:value-type="float" office:value="4010.0"/>
          <table:table-cell office:value-type="float" office:value="1088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145.72"/>
          <table:table-cell office:value-type="float" office:value="143.795"/>
          <table:table-cell office:value-type="float" office:value="143.73"/>
          <table:table-cell office:value-type="float" office:value="8004754.0"/>
          <table:table-cell office:value-type="float" office:value="0.0"/>
          <table:table-cell office:value-type="float" office:value="13945.0"/>
          <table:table-cell office:value-type="float" office:value="1859158.0"/>
          <table:table-cell office:value-type="float" office:value="9864470.0"/>
          <table:table-cell office:value-type="float" office:value="3982.0"/>
          <table:table-cell office:value-type="float" office:value="1079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5723"/>
          <table:table-cell office:value-type="float" office:value="0.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2892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047"/>
          <table:table-cell office:value-type="float" office:value="0.0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7635"/>
          <table:table-cell office:value-type="float" office:value="3.074"/>
          <table:table-cell office:value-type="float" office:value="3.01"/>
          <table:table-cell office:value-type="float" office:value="141220.0"/>
          <table:table-cell office:value-type="float" office:value="0.0"/>
          <table:table-cell office:value-type="float" office:value="622.0"/>
          <table:table-cell office:value-type="float" office:value="45058.0"/>
          <table:table-cell office:value-type="float" office:value="186529.0"/>
          <table:table-cell office:value-type="float" office:value="4010.0"/>
          <table:table-cell office:value-type="float" office:value="10892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89.1372"/>
          <table:table-cell office:value-type="float" office:value="87.425"/>
          <table:table-cell office:value-type="float" office:value="87.36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01353.0"/>
          <table:table-cell office:value-type="float" office:value="7205009.0"/>
          <table:table-cell office:value-type="float" office:value="4010.0"/>
          <table:table-cell office:value-type="float" office:value="10892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05.471"/>
          <table:table-cell office:value-type="float" office:value="303.897"/>
          <table:table-cell office:value-type="float" office:value="303.85"/>
          <table:table-cell office:value-type="float" office:value="20846700.0"/>
          <table:table-cell office:value-type="float" office:value="0.0"/>
          <table:table-cell office:value-type="float" office:value="16793.0"/>
          <table:table-cell office:value-type="float" office:value="2867643.0"/>
          <table:table-cell office:value-type="float" office:value="23714765.0"/>
          <table:table-cell office:value-type="float" office:value="3982.0"/>
          <table:table-cell office:value-type="float" office:value="1080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31091"/>
          <table:table-cell office:value-type="float" office:value="1.601"/>
          <table:table-cell office:value-type="float" office:value="1.5"/>
          <table:table-cell office:value-type="float" office:value="74072.0"/>
          <table:table-cell office:value-type="float" office:value="0.0"/>
          <table:table-cell office:value-type="float" office:value="286.0"/>
          <table:table-cell office:value-type="float" office:value="29534.0"/>
          <table:table-cell office:value-type="float" office:value="103699.0"/>
          <table:table-cell office:value-type="float" office:value="4010.0"/>
          <table:table-cell office:value-type="float" office:value="10890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6.5613"/>
          <table:table-cell office:value-type="float" office:value="24.91"/>
          <table:table-cell office:value-type="float" office:value="24.81"/>
          <table:table-cell office:value-type="float" office:value="1700278.0"/>
          <table:table-cell office:value-type="float" office:value="0.0"/>
          <table:table-cell office:value-type="float" office:value="1916.0"/>
          <table:table-cell office:value-type="float" office:value="165259.0"/>
          <table:table-cell office:value-type="float" office:value="1865693.0"/>
          <table:table-cell office:value-type="float" office:value="4010.0"/>
          <table:table-cell office:value-type="float" office:value="1089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70.1636"/>
          <table:table-cell office:value-type="float" office:value="68.249"/>
          <table:table-cell office:value-type="float" office:value="68.2"/>
          <table:table-cell office:value-type="float" office:value="3373650.0"/>
          <table:table-cell office:value-type="float" office:value="0.0"/>
          <table:table-cell office:value-type="float" office:value="6140.0"/>
          <table:table-cell office:value-type="float" office:value="645648.0"/>
          <table:table-cell office:value-type="float" office:value="4019699.0"/>
          <table:table-cell office:value-type="float" office:value="3982.0"/>
          <table:table-cell office:value-type="float" office:value="10798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5154"/>
          <table:table-cell office:value-type="float" office:value="0.969"/>
          <table:table-cell office:value-type="float" office:value="0.91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1523.0"/>
          <table:table-cell office:value-type="float" office:value="56837.0"/>
          <table:table-cell office:value-type="float" office:value="4010.0"/>
          <table:table-cell office:value-type="float" office:value="10883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.86915"/>
          <table:table-cell office:value-type="float" office:value="1.193"/>
          <table:table-cell office:value-type="float" office:value="1.14"/>
          <table:table-cell office:value-type="float" office:value="78672.0"/>
          <table:table-cell office:value-type="float" office:value="0.0"/>
          <table:table-cell office:value-type="float" office:value="189.0"/>
          <table:table-cell office:value-type="float" office:value="11420.0"/>
          <table:table-cell office:value-type="float" office:value="90204.0"/>
          <table:table-cell office:value-type="float" office:value="4010.0"/>
          <table:table-cell office:value-type="float" office:value="10883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219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37.482"/>
          <table:table-cell office:value-type="float" office:value="335.866"/>
          <table:table-cell office:value-type="float" office:value="335.83"/>
          <table:table-cell office:value-type="float" office:value="22329990.0"/>
          <table:table-cell office:value-type="float" office:value="0.0"/>
          <table:table-cell office:value-type="float" office:value="6798.0"/>
          <table:table-cell office:value-type="float" office:value="936161.0"/>
          <table:table-cell office:value-type="float" office:value="23266486.0"/>
          <table:table-cell office:value-type="float" office:value="3982.0"/>
          <table:table-cell office:value-type="float" office:value="10791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2278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